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c162"/>
    </style:style>
    <style:style style:name="P2" style:family="paragraph" style:parent-style-name="Standard">
      <style:paragraph-properties fo:text-align="center" style:justify-single-word="false"/>
      <style:text-properties officeooo:rsid="001dc162" officeooo:paragraph-rsid="001dc162"/>
    </style:style>
    <style:style style:name="P3" style:family="paragraph" style:parent-style-name="Standard">
      <style:paragraph-properties fo:text-align="start" style:justify-single-word="false"/>
      <style:text-properties officeooo:rsid="001dc162" officeooo:paragraph-rsid="001dc16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dc162" officeooo:paragraph-rsid="001dc162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dc162" officeooo:paragraph-rsid="001dc162"/>
    </style:style>
    <style:style style:name="T1" style:family="text">
      <style:text-properties officeooo:rsid="001dc16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 Profesor debe poder:</text:p>
      <text:list xml:id="list1346097901" text:style-name="L1">
        <text:list-item>
          <text:p text:style-name="P4">Ver las mesas disponibles.</text:p>
        </text:list-item>
        <text:list-item>
          <text:p text:style-name="P4">Que alumnos se anotaron en las mesas. </text:p>
        </text:list-item>
        <text:list-item>
          <text:p text:style-name="P4">Ingresar las notas de los alumnos. </text:p>
        </text:list-item>
      </text:list>
      <text:p text:style-name="P3"/>
      <text:p text:style-name="P1"><text:span text:style-name="T1">El Alumno debe poder:</text:span></text:p>
      <text:list xml:id="list692354344" text:style-name="L2">
        <text:list-item>
          <text:p text:style-name="P5">Ver las mesas disponibles.</text:p>
        </text:list-item>
        <text:list-item>
          <text:p text:style-name="P5">Anotarse en ellas / Darse de Baja.</text:p>
        </text:list-item>
        <text:list-item>
          <text:p text:style-name="P5">Ver la nota que se sacó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8:03:08.490892345</meta:creation-date>
    <dc:date>2021-11-02T18:06:56.329263517</dc:date>
    <meta:editing-duration>PT3M51S</meta:editing-duration>
    <meta:editing-cycles>1</meta:editing-cycles>
    <meta:document-statistic meta:table-count="0" meta:image-count="0" meta:object-count="0" meta:page-count="1" meta:paragraph-count="8" meta:word-count="48" meta:character-count="239" meta:non-whitespace-character-count="203"/>
    <meta:generator>LibreOffice/6.4.7.2$Linux_X86_64 LibreOffice_project/40$Build-2</meta:generator>
  </office:meta>
</office:document-meta>
</file>